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6d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language="es" fo:country="MX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7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729fc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#ff7b59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6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3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8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9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20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1" style:family="text">
      <style:text-properties style:text-position="33% 58%" fo:font-weight="bold" style:font-weight-asian="bold" style:font-weight-complex="bold"/>
    </style:style>
    <style:style style:name="T22" style:family="text">
      <style:text-properties fo:font-weight="normal" style:text-position="0% 100%" style:font-weight-asian="normal" style:font-weight-complex="normal"/>
    </style:style>
    <style:style style:name="T23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4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3" style:family="text">
      <style:text-properties fo:color="#ffffff" fo:font-size="5.40000009536743pt" style:font-size-asian="5.40000009536743pt" style:font-size-complex="5.40000009536743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ES</text:p>
          </table:table-cell>
          <table:table-cell table:style-name="ce31" office:value-type="string" calcext:value-type="string" table:number-columns-spanned="2" table:number-rows-spanned="1">
            <text:p>Major</text:p>
          </table:table-cell>
          <table:covered-table-cell table:style-name="ce31"/>
          <table:table-cell table:style-name="ce51" office:value-type="string" calcext:value-type="string" table:number-columns-spanned="2" table:number-rows-spanned="1">
            <text:p>minor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Harmonic min.</text:p>
          </table:table-cell>
          <table:covered-table-cell table:style-name="ce56"/>
          <table:table-cell table:style-name="ce61" office:value-type="string" calcext:value-type="string" table:number-columns-spanned="2" table:number-rows-spanned="1">
            <text:p>Melodic min.</text:p>
          </table:table-cell>
          <table:covered-table-cell table:style-name="ce61"/>
          <table:table-cell table:style-name="ce47"/>
          <table:table-cell table:number-columns-repeated="3"/>
        </table:table-row>
        <table:table-row table:style-name="ro1">
          <table:table-cell table:style-name="Default"/>
          <table:table-cell table:style-name="ce34" office:value-type="string" calcext:value-type="string">
            <text:p>Scale</text:p>
          </table:table-cell>
          <table:table-cell table:style-name="ce7" office:value-type="string" calcext:value-type="string">
            <text:p>Tensions</text:p>
          </table:table-cell>
          <table:table-cell table:style-name="ce52" office:value-type="string" calcext:value-type="string">
            <text:p>Scale</text:p>
          </table:table-cell>
          <table:table-cell table:style-name="ce24" office:value-type="string" calcext:value-type="string">
            <text:p>Tensions</text:p>
          </table:table-cell>
          <table:table-cell table:style-name="ce57" office:value-type="string" calcext:value-type="string">
            <text:p>Scale</text:p>
          </table:table-cell>
          <table:table-cell table:style-name="ce28" office:value-type="string" calcext:value-type="string">
            <text:p>Tensions</text:p>
          </table:table-cell>
          <table:table-cell table:style-name="ce62" office:value-type="string" calcext:value-type="string">
            <text:p>Scale</text:p>
          </table:table-cell>
          <table:table-cell table:style-name="ce32" office:value-type="string" calcext:value-type="string">
            <text:p>Tension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on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eolian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Harmo. Min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lo. Min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an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an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orian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hrygian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Ion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Ionian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ydian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ydian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orian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ydian b7<text:span text:style-name="T33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yd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Phrygian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eolian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ydian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ydian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an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an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yd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ed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Dominant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7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7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7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an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an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orian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yd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Phrygian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Ionian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eolian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Harmo. Min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lo. Min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7"/>
          <table:table-cell table:number-columns-repeated="3"/>
        </table:table-row>
        <table:table-row table:style-name="ro1">
          <table:table-cell table:style-name="ce1" office:value-type="string" calcext:value-type="string">
            <text:p>SECONDARY DOMINANTS</text:p>
          </table:table-cell>
          <table:table-cell table:style-name="Default" table:number-columns-repeated="7"/>
          <table:table-cell/>
          <table:table-cell table:style-name="ce47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econdary Dominants on a Major Scale</text:p>
          </table:table-cell>
          <table:covered-table-cell table:number-columns-repeated="6" table:style-name="Default"/>
          <table:table-cell table:style-name="ce47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 num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solves to:</text:p>
          </table:table-cell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Related 2</text:p>
          </table:table-cell>
          <table:table-cell table:style-name="Default"/>
          <table:table-cell table:style-name="ce10" office:value-type="string" calcext:value-type="string">
            <text:p>Parallel mi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1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7">G</text:span><text:span text:style-name="T14">7</text:span><text:span text:style-name="T15">→</text:span><text:span text:style-name="T16">C</text:span><text:span text:style-name="T17">Maj7</text:span></text:p>
          </table:table-cell>
          <table:table-cell table:style-name="ce25" office:value-type="string" calcext:value-type="string">
            <text:p><text:span text:style-name="T7">5</text:span><text:span text:style-name="T14">7</text:span><text:span text:style-name="T15">→</text:span><text:span text:style-name="T16">1</text:span><text:span text:style-name="T17">Maj7</text:span></text:p>
          </table:table-cell>
          <table:table-cell table:style-name="ce20" office:value-type="string" calcext:value-type="string">
            <text:p>Maj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orian (9,11,13)</text:p>
          </table:table-cell>
          <table:table-cell table:style-name="ce20"/>
          <table:table-cell table:style-name="ce17" office:value-type="string" calcext:value-type="string">
            <text:p><text:span text:style-name="T11">V</text:span><text:span text:style-name="T12">7</text:span><text:span text:style-name="T13">/bIII</text:span><text:span text:style-name="T12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2</text:p>
          </table:table-cell>
          <table:table-cell table:style-name="ce12" office:value-type="string" calcext:value-type="string">
            <text:p>V<text:span text:style-name="T2">7</text:span><text:span text:style-name="T3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8">→</text:span><text:span text:style-name="T19">D</text:span><text:span text:style-name="T20">m7</text:span></text:p>
          </table:table-cell>
          <table:table-cell table:style-name="ce21" office:value-type="string" calcext:value-type="string">
            <text:p><text:span text:style-name="T25">6</text:span><text:span text:style-name="T14">7</text:span><text:span text:style-name="T15">→</text:span><text:span text:style-name="T16">2</text:span><text:span text:style-name="T17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<text:span text:style-name="T1">Dorian</text:span>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3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3</text:p>
          </table:table-cell>
          <table:table-cell table:style-name="ce13" office:value-type="string" calcext:value-type="string">
            <text:p><text:span text:style-name="T4">V</text:span><text:span text:style-name="T5">7</text:span><text:span text:style-name="T6">/III</text:span><text:span text:style-name="T5">m7</text:span></text:p>
          </table:table-cell>
          <table:table-cell table:style-name="ce22" office:value-type="string" calcext:value-type="string">
            <text:p><text:span text:style-name="T7">B</text:span><text:span text:style-name="T14">7</text:span><text:span text:style-name="T15">→</text:span><text:span text:style-name="T16">E</text:span><text:span text:style-name="T17">m7</text:span></text:p>
          </table:table-cell>
          <table:table-cell office:value-type="string" calcext:value-type="string">
            <text:p><text:span text:style-name="T25">7</text:span><text:span text:style-name="T14">7</text:span><text:span text:style-name="T15">→</text:span><text:span text:style-name="T16">3</text:span><text:span text:style-name="T17">m7</text:span></text:p>
          </table:table-cell>
          <table:table-cell office:value-type="string" calcext:value-type="string">
            <text:p>mi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an ♮6 (11,13)</text:p>
          </table:table-cell>
          <table:table-cell table:style-name="ce22"/>
          <table:table-cell table:style-name="ce13" office:value-type="string" calcext:value-type="string">
            <text:p><text:span text:style-name="T4">V</text:span><text:span text:style-name="T5">7</text:span><text:span text:style-name="T6">/V</text:span><text:span text:style-name="T5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4</text:p>
          </table:table-cell>
          <table:table-cell table:style-name="ce14" office:value-type="string" calcext:value-type="string">
            <text:p><text:span text:style-name="T4">V</text:span><text:span text:style-name="T5">7</text:span><text:span text:style-name="T6">/IV</text:span><text:span text:style-name="T5">Maj7</text:span></text:p>
          </table:table-cell>
          <table:table-cell office:value-type="string" calcext:value-type="string">
            <text:p><text:span text:style-name="T7">C</text:span><text:span text:style-name="T14">7</text:span><text:span text:style-name="T15">→</text:span><text:span text:style-name="T16">F</text:span><text:span text:style-name="T17">Maj7</text:span></text:p>
          </table:table-cell>
          <table:table-cell table:style-name="ce8" office:value-type="string" calcext:value-type="string">
            <text:p><text:span text:style-name="T25">1</text:span><text:span text:style-name="T14">7</text:span><text:span text:style-name="T15">→</text:span><text:span text:style-name="T16">4</text:span><text:span text:style-name="T17">Maj7</text:span></text:p>
          </table:table-cell>
          <table:table-cell table:style-name="ce8" office:value-type="string" calcext:value-type="string">
            <text:p>Maj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<text:span text:style-name="T1">Dorian </text:span>(9,11,13)</text:p>
          </table:table-cell>
          <table:table-cell table:style-name="ce8"/>
          <table:table-cell table:style-name="ce14" office:value-type="string" calcext:value-type="string">
            <text:p><text:span text:style-name="T4">V</text:span><text:span text:style-name="T5">7</text:span><text:span text:style-name="T6">/bVI</text:span><text:span text:style-name="T5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5</text:p>
          </table:table-cell>
          <table:table-cell table:style-name="ce14" office:value-type="string" calcext:value-type="string">
            <text:p><text:span text:style-name="T4">V</text:span><text:span text:style-name="T5">7</text:span><text:span text:style-name="T6">/V</text:span><text:span text:style-name="T5">7</text:span></text:p>
          </table:table-cell>
          <table:table-cell office:value-type="string" calcext:value-type="string">
            <text:p><text:span text:style-name="T7">D</text:span><text:span text:style-name="T14">7</text:span><text:span text:style-name="T15">→</text:span><text:span text:style-name="T16">G</text:span><text:span text:style-name="T17">7</text:span></text:p>
          </table:table-cell>
          <table:table-cell table:style-name="ce8" office:value-type="string" calcext:value-type="string">
            <text:p><text:span text:style-name="T25">2</text:span><text:span text:style-name="T14">7</text:span><text:span text:style-name="T15">→</text:span><text:span text:style-name="T16">5</text:span><text:span text:style-name="T17">7</text:span></text:p>
          </table:table-cell>
          <table:table-cell table:style-name="ce8" office:value-type="string" calcext:value-type="string">
            <text:p>Maj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<text:span text:style-name="T1">Dorian</text:span> (9,11,13)</text:p>
          </table:table-cell>
          <table:table-cell table:style-name="ce8"/>
          <table:table-cell table:style-name="ce14" office:value-type="string" calcext:value-type="string">
            <text:p><text:span text:style-name="T4">V</text:span><text:span text:style-name="T5">7</text:span><text:span text:style-name="T6">/bVII</text:span><text:span text:style-name="T5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6</text:p>
          </table:table-cell>
          <table:table-cell table:style-name="ce13" office:value-type="string" calcext:value-type="string">
            <text:p><text:span text:style-name="T4">V</text:span><text:span text:style-name="T5">7</text:span><text:span text:style-name="T6">/VI</text:span><text:span text:style-name="T5">m7</text:span></text:p>
          </table:table-cell>
          <table:table-cell table:style-name="ce22" office:value-type="string" calcext:value-type="string">
            <text:p><text:span text:style-name="T7">E</text:span><text:span text:style-name="T14">7</text:span><text:span text:style-name="T15">→</text:span><text:span text:style-name="T16">A</text:span><text:span text:style-name="T17">m7</text:span></text:p>
          </table:table-cell>
          <table:table-cell office:value-type="string" calcext:value-type="string">
            <text:p><text:span text:style-name="T25">3</text:span><text:span text:style-name="T14">7</text:span><text:span text:style-name="T15">→</text:span><text:span text:style-name="T16">6</text:span><text:span text:style-name="T17">m7</text:span></text:p>
          </table:table-cell>
          <table:table-cell office:value-type="string" calcext:value-type="string">
            <text:p>mi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<text:span text:style-name="T1">Locrian</text:span> ♮6 (11,13)</text:p>
          </table:table-cell>
          <table:table-cell table:style-name="ce22"/>
          <table:table-cell table:style-name="ce13" office:value-type="string" calcext:value-type="string">
            <text:p><text:span text:style-name="T4">V</text:span><text:span text:style-name="T5">7</text:span><text:span text:style-name="T6">/I</text:span><text:span text:style-name="T5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7</text:p>
          </table:table-cell>
          <table:table-cell table:style-name="ce42" office:value-type="string" calcext:value-type="string" table:number-columns-spanned="8" table:number-rows-spanned="1">
            <text:p><text:span text:style-name="T7">there’s no </text:span><text:span text:style-name="T8">V</text:span><text:span text:style-name="T9">7</text:span><text:span text:style-name="T10">/VII</text:span><text:span text:style-name="T9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e Dominants - Tritone Subs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 num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solves to:</text:p>
          </table:table-cell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Related 2</text:p>
          </table:table-cell>
          <table:table-cell table:style-name="Default"/>
          <table:table-cell/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Sub 5 of 2</text:p>
          </table:table-cell>
          <table:table-cell table:style-name="ce12" office:value-type="string" calcext:value-type="string">
            <text:p>SubV<text:span text:style-name="T2">7</text:span><text:span text:style-name="T3">/II</text:span><text:span text:style-name="T2">m7</text:span></text:p>
          </table:table-cell>
          <table:table-cell table:style-name="ce21" office:value-type="string" calcext:value-type="string">
            <text:p><text:span text:style-name="T3">Eb</text:span><text:span text:style-name="T2">7</text:span><text:span text:style-name="T21">...</text:span><text:span text:style-name="T22">&gt;</text:span><text:span text:style-name="T23">D</text:span><text:span text:style-name="T24">m7</text:span></text:p>
          </table:table-cell>
          <table:table-cell table:style-name="ce21" office:value-type="string" calcext:value-type="string">
            <text:p><text:span text:style-name="T25">b3</text:span><text:span text:style-name="T14">7</text:span><text:span text:style-name="T15">→</text:span><text:span text:style-name="T16">2</text:span><text:span text:style-name="T17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<text:span text:style-name="T1">Lydian</text:span> b7</text:p>
          </table:table-cell>
          <table:table-cell table:style-name="ce21" office:value-type="string" calcext:value-type="string">
            <text:p><text:span text:style-name="T1">Dorian</text:span>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ub </text:span>5 of 3</text:p>
          </table:table-cell>
          <table:table-cell table:style-name="ce16" office:value-type="string" calcext:value-type="string">
            <text:p><text:span text:style-name="T11">Sub</text:span><text:span text:style-name="T4">V</text:span><text:span text:style-name="T5">7</text:span><text:span text:style-name="T6">/III</text:span><text:span text:style-name="T5">m7</text:span></text:p>
          </table:table-cell>
          <table:table-cell table:style-name="ce21" office:value-type="string" calcext:value-type="string">
            <text:p><text:span text:style-name="T25">F</text:span><text:span text:style-name="T14">7……</text:span><text:span text:style-name="T26">&gt;</text:span><text:span text:style-name="T27">E</text:span><text:span text:style-name="T28">m7</text:span></text:p>
          </table:table-cell>
          <table:table-cell table:style-name="ce21" office:value-type="string" calcext:value-type="string">
            <text:p><text:span text:style-name="T25">4</text:span><text:span text:style-name="T14">7</text:span><text:span text:style-name="T15">→</text:span><text:span text:style-name="T16">3</text:span><text:span text:style-name="T17">m7</text:span></text:p>
          </table:table-cell>
          <table:table-cell table:style-name="ce21" office:value-type="string" calcext:value-type="string">
            <text:p>minor</text:p>
          </table:table-cell>
          <table:table-cell table:style-name="ce21" office:value-type="string" calcext:value-type="string">
            <text:p>Lydian b7</text:p>
          </table:table-cell>
          <table:table-cell table:style-name="ce22" office:value-type="string" calcext:value-type="string">
            <text:p>Locrian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Sub </text:span>5 of 4</text:p>
          </table:table-cell>
          <table:table-cell table:style-name="ce16" office:value-type="string" calcext:value-type="string">
            <text:p><text:span text:style-name="T11">Sub</text:span><text:span text:style-name="T4">V</text:span><text:span text:style-name="T5">7</text:span><text:span text:style-name="T6">/IV</text:span><text:span text:style-name="T5">Maj7</text:span></text:p>
          </table:table-cell>
          <table:table-cell table:style-name="ce21" office:value-type="string" calcext:value-type="string">
            <text:p><text:span text:style-name="T25">Gb</text:span><text:span text:style-name="T14">7</text:span><text:span text:style-name="T29">...</text:span><text:span text:style-name="T30">&gt;</text:span><text:span text:style-name="T31">F</text:span><text:span text:style-name="T32">Maj7</text:span></text:p>
          </table:table-cell>
          <table:table-cell table:style-name="ce21" office:value-type="string" calcext:value-type="string">
            <text:p><text:span text:style-name="T25">b5</text:span><text:span text:style-name="T14">7</text:span><text:span text:style-name="T15">→</text:span><text:span text:style-name="T16">4</text:span><text:span text:style-name="T17">Maj7</text:span></text:p>
          </table:table-cell>
          <table:table-cell table:style-name="ce21" office:value-type="string" calcext:value-type="string">
            <text:p>Major</text:p>
          </table:table-cell>
          <table:table-cell table:style-name="ce21" office:value-type="string" calcext:value-type="string">
            <text:p>Lydian b7</text:p>
          </table:table-cell>
          <table:table-cell table:style-name="ce8" office:value-type="string" calcext:value-type="string">
            <text:p><text:span text:style-name="T1">Dorian </text:span>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Sub </text:span>5 of 5</text:p>
          </table:table-cell>
          <table:table-cell table:style-name="ce16" office:value-type="string" calcext:value-type="string">
            <text:p><text:span text:style-name="T11">Sub</text:span><text:span text:style-name="T4">V</text:span><text:span text:style-name="T5">7</text:span><text:span text:style-name="T6">/V</text:span><text:span text:style-name="T5">7</text:span></text:p>
          </table:table-cell>
          <table:table-cell table:style-name="ce21" office:value-type="string" calcext:value-type="string">
            <text:p><text:span text:style-name="T25">Ab</text:span><text:span text:style-name="T14">7</text:span><text:span text:style-name="T29">...</text:span><text:span text:style-name="T30">&gt;</text:span><text:span text:style-name="T31">G</text:span><text:span text:style-name="T32">7</text:span></text:p>
          </table:table-cell>
          <table:table-cell table:style-name="ce21" office:value-type="string" calcext:value-type="string">
            <text:p><text:span text:style-name="T25">b6</text:span><text:span text:style-name="T14">7</text:span><text:span text:style-name="T15">→</text:span><text:span text:style-name="T16">5</text:span><text:span text:style-name="T17">7</text:span></text:p>
          </table:table-cell>
          <table:table-cell table:style-name="ce21" office:value-type="string" calcext:value-type="string">
            <text:p>Major</text:p>
          </table:table-cell>
          <table:table-cell table:style-name="ce21" office:value-type="string" calcext:value-type="string">
            <text:p>Lydian b7</text:p>
          </table:table-cell>
          <table:table-cell table:style-name="ce8" office:value-type="string" calcext:value-type="string">
            <text:p><text:span text:style-name="T1">Dorian</text:span>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Sub </text:span>5 of 6</text:p>
          </table:table-cell>
          <table:table-cell table:style-name="ce16" office:value-type="string" calcext:value-type="string">
            <text:p><text:span text:style-name="T11">Sub</text:span><text:span text:style-name="T4">V</text:span><text:span text:style-name="T5">7</text:span><text:span text:style-name="T6">/VI</text:span><text:span text:style-name="T5">m7</text:span></text:p>
          </table:table-cell>
          <table:table-cell table:style-name="ce21" office:value-type="string" calcext:value-type="string">
            <text:p><text:span text:style-name="T25">Bb</text:span><text:span text:style-name="T14">7</text:span><text:span text:style-name="T29">...</text:span><text:span text:style-name="T30">&gt;</text:span><text:span text:style-name="T31">A</text:span><text:span text:style-name="T32">m7</text:span></text:p>
          </table:table-cell>
          <table:table-cell table:style-name="ce21" office:value-type="string" calcext:value-type="string">
            <text:p><text:span text:style-name="T25">b7</text:span><text:span text:style-name="T14">7</text:span><text:span text:style-name="T15">→</text:span><text:span text:style-name="T16">6</text:span><text:span text:style-name="T17">m7</text:span></text:p>
          </table:table-cell>
          <table:table-cell table:style-name="ce21" office:value-type="string" calcext:value-type="string">
            <text:p>minor</text:p>
          </table:table-cell>
          <table:table-cell table:style-name="ce21" office:value-type="string" calcext:value-type="string">
            <text:p>Lydian b7</text:p>
          </table:table-cell>
          <table:table-cell table:style-name="ce22" office:value-type="string" calcext:value-type="string">
            <text:p><text:span text:style-name="T1">Locrian</text:span>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7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econdary Dominants on a minor Scale</text:p>
          </table:table-cell>
          <table:covered-table-cell table:number-columns-repeated="6" table:style-name="Default"/>
          <table:table-cell table:number-columns-repeated="3"/>
          <table:table-cell table:style-name="ce47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 num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solves to:</text:p>
          </table:table-cell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Related 2</text:p>
          </table:table-cell>
          <table:table-cell table:style-name="Default"/>
          <table:table-cell table:style-name="ce10" office:value-type="string" calcext:value-type="string">
            <text:p>Parallel Ma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1</text:p>
          </table:table-cell>
          <table:table-cell table:style-name="ce13" office:value-type="string" calcext:value-type="string">
            <text:p><text:span text:style-name="T4">V</text:span><text:span text:style-name="T5">7</text:span><text:span text:style-name="T6">/I</text:span><text:span text:style-name="T5">m7</text:span></text:p>
          </table:table-cell>
          <table:table-cell table:style-name="ce22" office:value-type="string" calcext:value-type="string">
            <text:p><text:span text:style-name="T7">E</text:span><text:span text:style-name="T14">7</text:span><text:span text:style-name="T15">→</text:span><text:span text:style-name="T16">A</text:span><text:span text:style-name="T17">m7</text:span></text:p>
          </table:table-cell>
          <table:table-cell office:value-type="string" calcext:value-type="string">
            <text:p><text:span text:style-name="T25">5</text:span><text:span text:style-name="T14">7</text:span><text:span text:style-name="T15">→</text:span><text:span text:style-name="T16">1</text:span><text:span text:style-name="T17">m7</text:span></text:p>
          </table:table-cell>
          <table:table-cell office:value-type="string" calcext:value-type="string">
            <text:p>mi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<text:span text:style-name="T1">Locrian</text:span> ♮6 (11,13)</text:p>
          </table:table-cell>
          <table:table-cell table:style-name="ce22"/>
          <table:table-cell table:style-name="ce13" office:value-type="string" calcext:value-type="string">
            <text:p><text:span text:style-name="T4">V</text:span><text:span text:style-name="T5">7</text:span><text:span text:style-name="T6">/VI</text:span><text:span text:style-name="T5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2</text:p>
          </table:table-cell>
          <table:table-cell table:style-name="ce42" office:value-type="string" calcext:value-type="string" table:number-columns-spanned="8" table:number-rows-spanned="1">
            <text:p><text:span text:style-name="T7">there’s no </text:span><text:span text:style-name="T8">V</text:span><text:span text:style-name="T9">7</text:span><text:span text:style-name="T10">/II</text:span><text:span text:style-name="T9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 of b3</text:p>
          </table:table-cell>
          <table:table-cell table:style-name="ce17" office:value-type="string" calcext:value-type="string">
            <text:p><text:span text:style-name="T11">V</text:span><text:span text:style-name="T12">7</text:span><text:span text:style-name="T13">/bIII</text:span><text:span text:style-name="T12">Maj7</text:span></text:p>
          </table:table-cell>
          <table:table-cell table:style-name="ce20" office:value-type="string" calcext:value-type="string">
            <text:p><text:span text:style-name="T7">G</text:span><text:span text:style-name="T14">7</text:span><text:span text:style-name="T15">→</text:span><text:span text:style-name="T16">C</text:span><text:span text:style-name="T17">Maj7</text:span></text:p>
          </table:table-cell>
          <table:table-cell table:style-name="ce25" office:value-type="string" calcext:value-type="string">
            <text:p><text:span text:style-name="T25">7</text:span><text:span text:style-name="T14">7</text:span><text:span text:style-name="T15">→</text:span><text:span text:style-name="T16">3</text:span><text:span text:style-name="T17">Maj7</text:span></text:p>
          </table:table-cell>
          <table:table-cell table:style-name="ce20" office:value-type="string" calcext:value-type="string">
            <text:p>Maj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orian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4</text:p>
          </table:table-cell>
          <table:table-cell table:style-name="ce12" office:value-type="string" calcext:value-type="string">
            <text:p>V<text:span text:style-name="T2">7</text:span><text:span text:style-name="T3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8">→</text:span><text:span text:style-name="T19">D</text:span><text:span text:style-name="T20">m7</text:span></text:p>
          </table:table-cell>
          <table:table-cell table:style-name="ce21" office:value-type="string" calcext:value-type="string">
            <text:p><text:span text:style-name="T25">1</text:span><text:span text:style-name="T14">7</text:span><text:span text:style-name="T15">→</text:span><text:span text:style-name="T16">4</text:span><text:span text:style-name="T17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<text:span text:style-name="T1">Dorian</text:span>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3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5</text:p>
          </table:table-cell>
          <table:table-cell table:style-name="ce13" office:value-type="string" calcext:value-type="string">
            <text:p><text:span text:style-name="T4">V</text:span><text:span text:style-name="T5">7</text:span><text:span text:style-name="T6">/V</text:span><text:span text:style-name="T5">m7</text:span></text:p>
          </table:table-cell>
          <table:table-cell table:style-name="ce22" office:value-type="string" calcext:value-type="string">
            <text:p><text:span text:style-name="T7">B</text:span><text:span text:style-name="T14">7</text:span><text:span text:style-name="T15">→</text:span><text:span text:style-name="T16">E</text:span><text:span text:style-name="T17">m7</text:span></text:p>
          </table:table-cell>
          <table:table-cell office:value-type="string" calcext:value-type="string">
            <text:p><text:span text:style-name="T25">2</text:span><text:span text:style-name="T14">7</text:span><text:span text:style-name="T15">→</text:span><text:span text:style-name="T16">5</text:span><text:span text:style-name="T17">m7</text:span></text:p>
          </table:table-cell>
          <table:table-cell office:value-type="string" calcext:value-type="string">
            <text:p>mi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an ♮6 (11,13)</text:p>
          </table:table-cell>
          <table:table-cell table:style-name="ce22"/>
          <table:table-cell table:style-name="ce13" office:value-type="string" calcext:value-type="string">
            <text:p><text:span text:style-name="T4">V</text:span><text:span text:style-name="T5">7</text:span><text:span text:style-name="T6">/III</text:span><text:span text:style-name="T5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b6</text:p>
          </table:table-cell>
          <table:table-cell table:style-name="ce14" office:value-type="string" calcext:value-type="string">
            <text:p><text:span text:style-name="T4">V</text:span><text:span text:style-name="T5">7</text:span><text:span text:style-name="T6">/bVI</text:span><text:span text:style-name="T5">Maj7</text:span></text:p>
          </table:table-cell>
          <table:table-cell office:value-type="string" calcext:value-type="string">
            <text:p><text:span text:style-name="T7">C</text:span><text:span text:style-name="T14">7</text:span><text:span text:style-name="T15">→</text:span><text:span text:style-name="T16">F</text:span><text:span text:style-name="T17">Maj7</text:span></text:p>
          </table:table-cell>
          <table:table-cell table:style-name="ce8" office:value-type="string" calcext:value-type="string">
            <text:p><text:span text:style-name="T25">3</text:span><text:span text:style-name="T14">7</text:span><text:span text:style-name="T15">→</text:span><text:span text:style-name="T16">6</text:span><text:span text:style-name="T17">Maj7</text:span></text:p>
          </table:table-cell>
          <table:table-cell table:style-name="ce8" office:value-type="string" calcext:value-type="string">
            <text:p>Maj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<text:span text:style-name="T1">Dorian </text:span>(9,11,13)</text:p>
          </table:table-cell>
          <table:table-cell table:style-name="ce8"/>
          <table:table-cell table:style-name="ce14" office:value-type="string" calcext:value-type="string">
            <text:p><text:span text:style-name="T4">V</text:span><text:span text:style-name="T5">7</text:span><text:span text:style-name="T6">/IV</text:span><text:span text:style-name="T5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of b7</text:p>
          </table:table-cell>
          <table:table-cell table:style-name="ce14" office:value-type="string" calcext:value-type="string">
            <text:p><text:span text:style-name="T4">V</text:span><text:span text:style-name="T5">7</text:span><text:span text:style-name="T6">/bVII</text:span><text:span text:style-name="T5">7</text:span></text:p>
          </table:table-cell>
          <table:table-cell office:value-type="string" calcext:value-type="string">
            <text:p><text:span text:style-name="T7">D</text:span><text:span text:style-name="T14">7</text:span><text:span text:style-name="T15">→</text:span><text:span text:style-name="T16">G</text:span><text:span text:style-name="T17">7</text:span></text:p>
          </table:table-cell>
          <table:table-cell table:style-name="ce8" office:value-type="string" calcext:value-type="string">
            <text:p><text:span text:style-name="T25">4</text:span><text:span text:style-name="T14">7</text:span><text:span text:style-name="T15">→</text:span><text:span text:style-name="T16">7</text:span><text:span text:style-name="T17">7</text:span></text:p>
          </table:table-cell>
          <table:table-cell table:style-name="ce8" office:value-type="string" calcext:value-type="string">
            <text:p>Maj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<text:span text:style-name="T1">Dorian</text:span> (9,11,13)</text:p>
          </table:table-cell>
          <table:table-cell table:style-name="ce8"/>
          <table:table-cell table:style-name="ce14" office:value-type="string" calcext:value-type="string">
            <text:p><text:span text:style-name="T4">V</text:span><text:span text:style-name="T5">7</text:span><text:span text:style-name="T6">/V</text:span><text:span text:style-name="T5">7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21:10:54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5T22:11:41.477000000</dc:date>
    <meta:editing-duration>PT1H18M10S</meta:editing-duration>
    <meta:editing-cycles>12</meta:editing-cycles>
    <meta:generator>LibreOffice/7.2.1.2$Windows_X86_64 LibreOffice_project/87b77fad49947c1441b67c559c339af8f3517e22</meta:generator>
    <meta:document-statistic meta:table-count="1" meta:cell-count="266" meta:object-count="0"/>
  </office:meta>
</office:document-meta>
</file>